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16f7e" officeooo:paragraph-rsid="0014c54d"/>
    </style:style>
    <style:style style:name="P2" style:family="paragraph" style:parent-style-name="Standard">
      <style:paragraph-properties fo:text-align="center" style:justify-single-word="false"/>
      <style:text-properties officeooo:rsid="00116f7e" officeooo:paragraph-rsid="0014c54d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26c19" officeooo:paragraph-rsid="0014c54d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5b99f" officeooo:paragraph-rsid="0015b99f"/>
    </style:style>
    <style:style style:name="T1" style:family="text">
      <style:text-properties officeooo:rsid="0014c54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vid Rich</text:p>
      <text:p text:style-name="P1">Clientside Web Development</text:p>
      <text:p text:style-name="P1"/>
      <text:p text:style-name="P2">Homework #<text:span text:style-name="T1">3</text:span></text:p>
      <text:p text:style-name="P2"/>
      <text:list xml:id="list651795900" text:style-name="L1">
        <text:list-item>
          <text:p text:style-name="P3">Errors/<text:span text:style-name="T1">Difficulties</text:span>:</text:p>
          <text:list>
            <text:list-item>
              <text:p text:style-name="P4">None. <text:s/>Pretty straightforward.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6:31:14.483720317</meta:creation-date>
    <dc:date>2018-11-28T16:38:08.295741138</dc:date>
    <meta:editing-duration>PT6M53S</meta:editing-duration>
    <meta:editing-cycles>2</meta:editing-cycles>
    <meta:generator>LibreOffice/6.0.4.2$MacOSX_X86_64 LibreOffice_project/9b0d9b32d5dcda91d2f1a96dc04c645c450872bf</meta:generator>
    <meta:document-statistic meta:table-count="0" meta:image-count="0" meta:object-count="0" meta:page-count="1" meta:paragraph-count="5" meta:word-count="13" meta:character-count="99" meta:non-whitespace-character-count="92"/>
  </office:meta>
</office:document-meta>
</file>